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2B5AA46B8D809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4586" draw:fill="solid" draw:fill-color="#e6e6e6" draw:textarea-vertical-align="middle"/>
    </style:style>
    <style:style style:name="gr2" style:family="graphic" style:parent-style-name="standard">
      <style:graphic-properties svg:stroke-width="0.035cm" draw:marker-start-width="0.252cm" draw:marker-end-width="0.252cm" draw:fill-color="#e6e6e6" draw:textarea-horizontal-align="justify" draw:textarea-vertical-align="middle" draw:auto-grow-height="false" fo:min-height="0.605cm" fo:min-width="1.49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e6e6e6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4" style:family="graphic" style:parent-style-name="standard">
      <style:graphic-properties draw:fill-color="#e6e6e6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e6e6e6"/>
      <style:paragraph-properties fo:text-align="center"/>
    </style:style>
    <style:style style:name="P5" style:family="paragraph">
      <style:text-properties style:font-name="Liberation Sans1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Liberation Sans1"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158cm" svg:height="0.38cm" svg:x="5.334cm" svg:y="1.397cm" svg:viewBox="0 0 2159 381" draw:points="0,95 1957,95 1957,0 2159,191 1957,381 1957,286 0,286">
          <text:p/>
        </draw:polygon>
        <draw:polygon draw:style-name="gr1" draw:text-style-name="P1" draw:layer="layout" svg:width="2.158cm" svg:height="0.38cm" svg:x="2.032cm" svg:y="1.397cm" svg:viewBox="0 0 2159 381" draw:points="0,95 1957,95 1957,0 2159,191 1957,381 1957,286 0,286">
          <text:p/>
        </draw:polygon>
        <draw:custom-shape draw:style-name="gr2" draw:text-style-name="P3" draw:layer="layout" svg:width="2.032cm" svg:height="0.889cm" svg:x="0.635cm" svg:y="1.143cm">
          <text:p text:style-name="P2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0.889cm" svg:x="4.191cm" svg:y="1.143cm"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0.889cm" svg:x="7.493cm" svg:y="1.143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.38cm" svg:height="0.38cm" svg:x="3.175cm" svg:y="1.397cm" svg:viewBox="0 0 381 381" draw:points="0,381 127,254 127,127 0,0 381,0 254,127 254,254 381,381">
          <text:p/>
        </draw:polygon>
        <draw:polygon draw:style-name="gr4" draw:text-style-name="P4" draw:layer="layout" svg:width="0.38cm" svg:height="0.38cm" svg:x="6.477cm" svg:y="1.397cm" svg:viewBox="0 0 381 381" draw:points="0,381 127,254 127,127 0,0 381,0 254,127 254,254 381,381">
          <text:p/>
        </draw:polygon>
        <draw:frame draw:style-name="gr5" draw:text-style-name="P6" draw:layer="layout" svg:width="0.762cm" svg:height="0.762cm" svg:x="2.997cm" svg:y="0.686cm">
          <draw:text-box>
            <text:p text:style-name="P5"><text:span text:style-name="T2">β</text:span></text:p>
          </draw:text-box>
        </draw:frame>
        <draw:frame draw:style-name="gr5" draw:text-style-name="P6" draw:layer="layout" svg:width="0.762cm" svg:height="0.762cm" svg:x="6.299cm" svg:y="0.635cm">
          <draw:text-box>
            <text:p text:style-name="P5"><text:span text:style-name="T2">γ</text:span></text:p>
          </draw:text-box>
        </draw:frame>
        <draw:frame draw:style-name="gr5" draw:text-style-name="P7" draw:layer="layout" svg:width="0.762cm" svg:height="0.762cm" svg:x="6.611cm" svg:y="1.16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9T13:47:17.576346632</dc:date>
    <meta:editing-duration>P1DT4H18M32S</meta:editing-duration>
    <meta:editing-cycles>14</meta:editing-cycles>
    <meta:generator>LibreOffice/5.0.3.2$Linux_X86_64 LibreOffice_project/00m0$Build-2</meta:generator>
    <meta:document-statistic meta:object-count="10"/>
  </office:meta>
</office:document-meta>
</file>